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aab6" officeooo:paragraph-rsid="0005aab6" style:font-weight-asian="bold" style:font-weight-complex="bold"/>
    </style:style>
    <style:style style:name="P2" style:family="paragraph" style:parent-style-name="Standard">
      <style:text-properties fo:font-weight="normal" officeooo:rsid="00041faf" officeooo:paragraph-rsid="00041faf" style:font-weight-asian="normal" style:font-weight-complex="normal"/>
    </style:style>
    <style:style style:name="P3" style:family="paragraph" style:parent-style-name="Standard">
      <style:text-properties fo:font-weight="normal" officeooo:rsid="0005aab6" officeooo:paragraph-rsid="0005aab6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02ba83" officeooo:paragraph-rsid="0002ba83" style:font-weight-asian="bold" style:font-weight-complex="bold"/>
    </style:style>
    <style:style style:name="P5" style:family="paragraph" style:parent-style-name="Standard" style:list-style-name="L1">
      <style:text-properties officeooo:paragraph-rsid="00035fe4"/>
    </style:style>
    <style:style style:name="P6" style:family="paragraph" style:parent-style-name="Standard" style:list-style-name="L1">
      <style:text-properties officeooo:rsid="00097e62" officeooo:paragraph-rsid="00097e62"/>
    </style:style>
    <style:style style:name="P7" style:family="paragraph" style:parent-style-name="Standard" style:list-style-name="L1">
      <style:text-properties fo:font-weight="normal" officeooo:rsid="00035fe4" officeooo:paragraph-rsid="00035fe4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97e62" officeooo:paragraph-rsid="00097e62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bcde7" officeooo:paragraph-rsid="001bcde7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41faf" officeooo:paragraph-rsid="00041faf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a47e6" officeooo:paragraph-rsid="000a47e6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a47e6" officeooo:paragraph-rsid="001c18cf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cdc2f" officeooo:paragraph-rsid="000cdc2f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c18cf" officeooo:paragraph-rsid="001c18cf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5aab6" officeooo:paragraph-rsid="0005aab6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5aab6" officeooo:paragraph-rsid="0005aab6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05aab6" officeooo:paragraph-rsid="0005aab6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05aab6" officeooo:paragraph-rsid="0005aab6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05aab6" officeooo:paragraph-rsid="0005aab6" style:font-weight-asian="normal" style:font-weight-complex="normal"/>
    </style:style>
    <style:style style:name="P20" style:family="paragraph" style:parent-style-name="Standard" style:list-style-name="L8">
      <style:text-properties fo:font-weight="normal" officeooo:rsid="0005aab6" officeooo:paragraph-rsid="0005aab6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0d9a3e" officeooo:paragraph-rsid="000d9a3e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10edeb" officeooo:paragraph-rsid="0010edeb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1c3980" officeooo:paragraph-rsid="001c3980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ef86e" officeooo:paragraph-rsid="000ef86e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210e9" officeooo:paragraph-rsid="001210e9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e0f97" officeooo:paragraph-rsid="001e0f97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1f91e6" officeooo:paragraph-rsid="001f91e6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13d8c8" officeooo:paragraph-rsid="0013d8c8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21028c" officeooo:paragraph-rsid="0021028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21028c" officeooo:paragraph-rsid="0021028c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21028c" officeooo:paragraph-rsid="0021028c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15bfe7" officeooo:paragraph-rsid="0015bfe7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15c7be" officeooo:paragraph-rsid="0015c7be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16618d" officeooo:paragraph-rsid="0016618d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184b9b" officeooo:paragraph-rsid="00184b9b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199ef7" officeooo:paragraph-rsid="00199ef7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19f922" officeooo:paragraph-rsid="0019f922" style:font-weight-asian="normal" style:font-weight-complex="normal"/>
    </style:style>
    <style:style style:name="P38" style:family="paragraph" style:parent-style-name="Standard" style:list-style-name="L8">
      <style:text-properties fo:font-weight="normal" officeooo:rsid="001aab18" officeooo:paragraph-rsid="001aab18" style:font-weight-asian="normal" style:font-weight-complex="normal"/>
    </style:style>
    <style:style style:name="P39" style:family="paragraph" style:parent-style-name="Standard">
      <style:text-properties fo:font-weight="normal" officeooo:rsid="0022bcfa" officeooo:paragraph-rsid="0022bcfa" style:font-weight-asian="normal" style:font-weight-complex="normal"/>
    </style:style>
    <style:style style:name="P40" style:family="paragraph" style:parent-style-name="Standard" style:list-style-name="L5">
      <style:text-properties officeooo:rsid="0016618d" officeooo:paragraph-rsid="0016618d"/>
    </style:style>
    <style:style style:name="P41" style:family="paragraph" style:parent-style-name="Standard" style:list-style-name="L1">
      <style:paragraph-properties fo:break-before="column"/>
      <style:text-properties fo:font-weight="normal" officeooo:rsid="00035fe4" officeooo:paragraph-rsid="00035fe4" style:font-weight-asian="normal" style:font-weight-complex="normal"/>
    </style:style>
    <style:style style:name="T1" style:family="text">
      <style:text-properties fo:font-weight="bold" officeooo:rsid="0002ba83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5fe4" style:font-weight-asian="normal" style:font-weight-complex="normal"/>
    </style:style>
    <style:style style:name="T4" style:family="text">
      <style:text-properties fo:font-weight="normal" officeooo:rsid="00097e62" style:font-weight-asian="normal" style:font-weight-complex="normal"/>
    </style:style>
    <style:style style:name="T5" style:family="text">
      <style:text-properties fo:font-weight="normal" officeooo:rsid="0015c7be" style:font-weight-asian="normal" style:font-weight-complex="normal"/>
    </style:style>
    <style:style style:name="T6" style:family="text">
      <style:text-properties officeooo:rsid="00072449"/>
    </style:style>
    <style:style style:name="T7" style:family="text">
      <style:text-properties officeooo:rsid="000d9a3e"/>
    </style:style>
    <style:style style:name="T8" style:family="text">
      <style:text-properties officeooo:rsid="001210e9"/>
    </style:style>
    <style:style style:name="T9" style:family="text">
      <style:text-properties officeooo:rsid="0016618d"/>
    </style:style>
    <style:style style:name="T10" style:family="text">
      <style:text-properties officeooo:rsid="001aab18"/>
    </style:style>
    <style:style style:name="T11" style:family="text">
      <style:text-properties officeooo:rsid="001c18cf"/>
    </style:style>
    <style:style style:name="T12" style:family="text">
      <style:text-properties officeooo:rsid="001e4871"/>
    </style:style>
    <style:style style:name="T13" style:family="text">
      <style:text-properties officeooo:rsid="001f91e6"/>
    </style:style>
    <style:style style:name="T14" style:family="text">
      <style:text-properties officeooo:rsid="00210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Equation 3.7, comma inside the brackets</text:p>
      <text:p text:style-name="P39"/>
      <text:p text:style-name="P39">Equation for bed cubic only has 0 as sub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43:15.782985638</meta:creation-date>
    <dc:date>2019-02-27T09:43:29.040725926</dc:date>
    <meta:editing-duration>PT1H53M1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5" meta:character-count="85" meta:non-whitespace-character-count="72"/>
  </office:meta>
</office:document-meta>
</file>